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4pt" style:font-size-asian="14pt" style:font-size-complex="14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al" fo:font-size="14pt" fo:background-color="#fefefe" style:font-name-asian="Arial1" style:font-size-asian="14pt" style:font-name-complex="Arial1" style:font-size-complex="14pt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P5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size="14pt" style:font-size-asian="14pt" style:font-size-complex="14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al" fo:font-size="14pt" style:text-underline-style="solid" style:text-underline-width="auto" style:text-underline-color="font-color" fo:background-color="#fefefe" style:font-name-asian="Arial1" style:font-size-asian="14pt" style:font-name-complex="Arial1" style:font-size-complex="14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style:font-name="Arial" fo:font-size="14pt" fo:background-color="#fefefe" style:font-name-asian="Arial1" style:font-size-asian="14pt" style:font-name-complex="Arial1" style:font-size-complex="14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style:font-name="Arial" fo:font-size="14pt" style:text-underline-style="solid" style:text-underline-width="auto" style:text-underline-color="font-color" fo:background-color="#fefefe" style:font-name-asian="Arial1" style:font-size-asian="14pt" style:font-name-complex="Arial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ello, lets discuss the results:</text:p>
      <text:p text:style-name="P1"/>
      <text:p text:style-name="P1">For the MEMM models:</text:p>
      <text:p text:style-name="P1"/>
      <text:p text:style-name="P1">1)86% accuracy on “dev” <text:s/>with MaxEnt Greedy Tagger</text:p>
      <text:p text:style-name="P1"/>
      <text:p text:style-name="P1">by your script:</text:p>
      <text:p text:style-name="P1"/>
      <text:p text:style-name="P1">Accuracy: 0.863546473303</text:p>
      <text:p text:style-name="P1"/>
      <text:p text:style-name="P1">All-types <text:tab/>Prec:0.387164150764 Rec:0.686300908785</text:p>
      <text:p text:style-name="P1"><text:s text:c="7"/>LOC <text:tab/>Prec:0.40708915145 Rec:0.825258573762</text:p>
      <text:p text:style-name="P1"><text:s text:c="6"/>MISC <text:tab/>Prec:0.446104589114 Rec:0.453362255965</text:p>
      <text:p text:style-name="P1"><text:s text:c="7"/>PER <text:tab/>Prec:0.364331210191 Rec:0.776330076004</text:p>
      <text:p text:style-name="P1"><text:s text:c="7"/>ORG <text:tab/>Prec:0.366718027735 Rec:0.532438478747</text:p>
      <text:p text:style-name="P1"/>
      <text:p text:style-name="P1">2)90% accuracy on “dev” with MEMM and viterbi decoder.</text:p>
      <text:p text:style-name="P1"/>
      <text:p text:style-name="P1">Accuracy: 0.909632013649</text:p>
      <text:p text:style-name="P1"/>
      <text:p text:style-name="P1">All-types <text:tab/>Prec:0.448069440287 Rec:0.503870750589</text:p>
      <text:p text:style-name="P1"><text:s text:c="7"/>LOC <text:tab/>Prec:0.423112338858 Rec:0.500272182907</text:p>
      <text:p text:style-name="P1"><text:s text:c="6"/>MISC <text:tab/>Prec:0.513554216867 Rec:0.369848156182</text:p>
      <text:p text:style-name="P1"><text:s text:c="7"/>PER <text:tab/>Prec:0.61014084507 Rec:0.587947882736</text:p>
      <text:p text:style-name="P1"><text:s text:c="7"/>ORG <text:tab/>Prec:0.314340898117 Rec:0.485458612975</text:p>
      <text:p text:style-name="P1"/>
      <text:p text:style-name="P1"/>
      <text:p text:style-name="P1"/>
      <text:p text:style-name="P1"/>
      <text:p text:style-name="P1">3) HMM (with Viterbi Decoder)</text:p>
      <text:p text:style-name="P1">Accuracy: 0.962445228586</text:p>
      <text:p text:style-name="P1"/>
      <text:p text:style-name="P1">All-types <text:tab/>Prec:0.808142493639 Rec:0.80175025244</text:p>
      <text:p text:style-name="P1"><text:s text:c="7"/>LOC <text:tab/>Prec:0.875729288215 Rec:0.817093086554</text:p>
      <text:p text:style-name="P1"><text:s text:c="6"/>MISC <text:tab/>Prec:0.806752037253 Rec:0.751626898048</text:p>
      <text:p text:style-name="P1"><text:s text:c="7"/>PER <text:tab/>Prec:0.886674259681 Rec:0.845276872964</text:p>
      <text:p text:style-name="P1"><text:s text:c="7"/>ORG <text:tab/>Prec:0.64687100894 Rec:0.755406413125</text:p>
      <text:p text:style-name="P1"/>
      <text:p text:style-name="P2"/>
      <text:p text:style-name="P2">“Why”s:</text:p>
      <text:p text:style-name="P7">-span-based F scores are lower than the accuracy scores?</text:p>
      <text:p text:style-name="P3">Spans are tokens sequences. So one tag that’s not fit ruin the whole span, while the per-token accuracy stay pretty much the same.</text:p>
      <text:p text:style-name="P7"/>
      <text:p text:style-name="P9"><text:soft-page-break/>-The NER results are lower than the POS results?</text:p>
      <text:p text:style-name="P3">In my opinion, NER results are lower because the dataset that given is smaller than the corpus that used for the POS-tagging.</text:p>
      <text:p text:style-name="P3">A way to improve the result is to use additional sources of name entities like the one that given to us - twitter_nlp lexicon.</text:p>
      <text:p text:style-name="P3"/>
      <text:p text:style-name="P7">Improve the MEMM tagger on the NER data:</text:p>
      <text:p text:style-name="P3">we can stop looking on the next words, only the previouses and we can decrease the context siz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22T23:15:11.840182535</dc:date>
    <meta:editing-duration>PT10S</meta:editing-duration>
    <meta:editing-cycles>1</meta:editing-cycles>
    <meta:document-statistic meta:table-count="0" meta:image-count="0" meta:object-count="0" meta:page-count="2" meta:paragraph-count="32" meta:word-count="199" meta:character-count="1643" meta:non-whitespace-character-count="1379"/>
  </office:meta>
</office:document-meta>
</file>